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HEILA PRISCILA HUILLCAHUAMAN CURIZ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701986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ILLCAHUAMAN CURIZA, SHEILA PRISCIL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701986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4</text:p>
          </table:table-cell>
          <table:table-cell table:style-name="Tableau1.D2" office:value-type="string">
            <text:p text:style-name="P13">53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3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3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17:13:4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